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StarSymbol" svg:font-family="StarSymbol"/>
    <style:font-face style:font-family-generic="roman" style:name="Times New Roman1" svg:font-family="'Times New Roman'"/>
    <style:font-face style:font-family-generic="swiss" style:name="Arial1" svg:font-family="Ari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paragraph" style:name="EntryStyle" style:parent-style-name="Standard">
      <style:text-properties fo:color="#88888" fo:font-family="Arial Narrow" fo:font-size="8pt"/>
    </style:style>
    <style:style style:family="paragraph" style:name="HeaderStyle" style:parent-style-name="Standard">
      <style:text-properties fo:color="#000000" fo:font-family="Arial" fo:font-size="11pt" fo:font-weight="bold"/>
    </style:style>
    <style:style style:family="table-cell" style:name="border" style:parent-style-name="Standard">
      <style:table-cell-properties fo:border="0.01cm solid #000000" fo:padding="0.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HeaderStyle">Views</text:p>
      <table:table table:name="table1" table:style-name="table1">
        <table:table-column/>
        <table:table-column/>
        <table:table-column/>
        <table:table-row>
          <table:table-cell office:value-type="string" table:style-name="border">
            <text:p text:style-name="EntryStyle">Show View (View: Declaration)</text:p>
          </table:table-cell>
          <table:table-cell office:value-type="string" table:style-name="border">
            <text:p text:style-name="EntryStyle">Alt+Shift+Q, D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Error Log)</text:p>
          </table:table-cell>
          <table:table-cell office:value-type="string" table:style-name="border">
            <text:p text:style-name="EntryStyle">Alt+Shift+Q, L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Search)</text:p>
          </table:table-cell>
          <table:table-cell office:value-type="string" table:style-name="border">
            <text:p text:style-name="EntryStyle">Alt+Shift+Q, S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History)</text:p>
          </table:table-cell>
          <table:table-cell office:value-type="string" table:style-name="border">
            <text:p text:style-name="EntryStyle">Alt+Shift+Q, Z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Console)</text:p>
          </table:table-cell>
          <table:table-cell office:value-type="string" table:style-name="border">
            <text:p text:style-name="EntryStyle">Alt+Shift+Q, C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Breakpoints)</text:p>
          </table:table-cell>
          <table:table-cell office:value-type="string" table:style-name="border">
            <text:p text:style-name="EntryStyle">Alt+Shift+Q, B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Variables)</text:p>
          </table:table-cell>
          <table:table-cell office:value-type="string" table:style-name="border">
            <text:p text:style-name="EntryStyle">Alt+Shift+Q, V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Cheat Sheets)</text:p>
          </table:table-cell>
          <table:table-cell office:value-type="string" table:style-name="border">
            <text:p text:style-name="EntryStyle">Alt+Shift+Q, H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Javadoc)</text:p>
          </table:table-cell>
          <table:table-cell office:value-type="string" table:style-name="border">
            <text:p text:style-name="EntryStyle">Alt+Shift+Q, J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Package Explorer)</text:p>
          </table:table-cell>
          <table:table-cell office:value-type="string" table:style-name="border">
            <text:p text:style-name="EntryStyle">Alt+Shift+Q, 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Hierarchy)</text:p>
          </table:table-cell>
          <table:table-cell office:value-type="string" table:style-name="border">
            <text:p text:style-name="EntryStyle">Alt+Shift+Q, 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</text:p>
          </table:table-cell>
          <table:table-cell office:value-type="string" table:style-name="border">
            <text:p text:style-name="EntryStyle">Alt+Shift+Q, Q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Outline)</text:p>
          </table:table-cell>
          <table:table-cell office:value-type="string" table:style-name="border">
            <text:p text:style-name="EntryStyle">Alt+Shift+Q, O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Synchronize)</text:p>
          </table:table-cell>
          <table:table-cell office:value-type="string" table:style-name="border">
            <text:p text:style-name="EntryStyle">Alt+Shift+Q, Y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View (View: Problems)</text:p>
          </table:table-cell>
          <table:table-cell office:value-type="string" table:style-name="border">
            <text:p text:style-name="EntryStyle">Alt+Shift+Q, X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Navigate</text:p>
      <table:table table:name="table2" table:style-name="table2">
        <table:table-column/>
        <table:table-column/>
        <table:table-column/>
        <table:table-row>
          <table:table-cell office:value-type="string" table:style-name="border">
            <text:p text:style-name="EntryStyle">Go to Next Member</text:p>
          </table:table-cell>
          <table:table-cell office:value-type="string" table:style-name="border">
            <text:p text:style-name="EntryStyle">Ctrl+Shift+Down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Open External Javadoc</text:p>
          </table:table-cell>
          <table:table-cell office:value-type="string" table:style-name="border">
            <text:p text:style-name="EntryStyle">Shift+F2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Plug-in Artifact</text:p>
          </table:table-cell>
          <table:table-cell office:value-type="string" table:style-name="border">
            <text:p text:style-name="EntryStyle">Ctrl+Shift+A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ollapse All</text:p>
          </table:table-cell>
          <table:table-cell office:value-type="string" table:style-name="border">
            <text:p text:style-name="EntryStyle">Ctrl+Shift+Numpad_Divid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Forward History</text:p>
          </table:table-cell>
          <table:table-cell office:value-type="string" table:style-name="border">
            <text:p text:style-name="EntryStyle">Alt+Righ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Type Hierarchy</text:p>
          </table:table-cell>
          <table:table-cell office:value-type="string" table:style-name="border">
            <text:p text:style-name="EntryStyle">F4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xt</text:p>
          </table:table-cell>
          <table:table-cell office:value-type="string" table:style-name="border">
            <text:p text:style-name="EntryStyle">Ctrl+.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In Breadcrumb</text:p>
          </table:table-cell>
          <table:table-cell office:value-type="string" table:style-name="border">
            <text:p text:style-name="EntryStyle">Alt+Shift+B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Quick Hierarchy</text:p>
          </table:table-cell>
          <table:table-cell office:value-type="string" table:style-name="border">
            <text:p text:style-name="EntryStyle">Ctrl+T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Previous</text:p>
          </table:table-cell>
          <table:table-cell office:value-type="string" table:style-name="border">
            <text:p text:style-name="EntryStyle">Ctrl+,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In...</text:p>
          </table:table-cell>
          <table:table-cell office:value-type="string" table:style-name="border">
            <text:p text:style-name="EntryStyle">Alt+Shift+W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Structure</text:p>
          </table:table-cell>
          <table:table-cell office:value-type="string" table:style-name="border">
            <text:p text:style-name="EntryStyle">Ctrl+F3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Go to Line</text:p>
          </table:table-cell>
          <table:table-cell office:value-type="string" table:style-name="border">
            <text:p text:style-name="EntryStyle">Ctrl+L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Open Declaration</text:p>
          </table:table-cell>
          <table:table-cell office:value-type="string" table:style-name="border">
            <text:p text:style-name="EntryStyle">F3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Resource</text:p>
          </table:table-cell>
          <table:table-cell office:value-type="string" table:style-name="border">
            <text:p text:style-name="EntryStyle">Ctrl+Shift+R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Type</text:p>
          </table:table-cell>
          <table:table-cell office:value-type="string" table:style-name="border">
            <text:p text:style-name="EntryStyle">Ctrl+Shift+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In Breadcrumb</text:p>
          </table:table-cell>
          <table:table-cell office:value-type="string" table:style-name="border">
            <text:p text:style-name="EntryStyle">Alt+Shift+B</text:p>
          </table:table-cell>
          <table:table-cell office:value-type="string" table:style-name="border">
            <text:p text:style-name="EntryStyle">Editor Breadcrumb Navigation</text:p>
          </table:table-cell>
        </table:table-row>
        <table:table-row>
          <table:table-cell office:value-type="string" table:style-name="border">
            <text:p text:style-name="EntryStyle">Open Type in Hierarchy</text:p>
          </table:table-cell>
          <table:table-cell office:value-type="string" table:style-name="border">
            <text:p text:style-name="EntryStyle">Ctrl+Shift+H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Go to Previous Member</text:p>
          </table:table-cell>
          <table:table-cell office:value-type="string" table:style-name="border">
            <text:p text:style-name="EntryStyle">Ctrl+Shift+Up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Open Call Hierarchy</text:p>
          </table:table-cell>
          <table:table-cell office:value-type="string" table:style-name="border">
            <text:p text:style-name="EntryStyle">Ctrl+Alt+H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Go to Matching Bracket</text:p>
          </table:table-cell>
          <table:table-cell office:value-type="string" table:style-name="border">
            <text:p text:style-name="EntryStyle">Ctrl+Shift+P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Quick Outline</text:p>
          </table:table-cell>
          <table:table-cell office:value-type="string" table:style-name="border">
            <text:p text:style-name="EntryStyle">Ctrl+O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Backward History</text:p>
          </table:table-cell>
          <table:table-cell office:value-type="string" table:style-name="border">
            <text:p text:style-name="EntryStyle">Alt+Lef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Quick Outline</text:p>
          </table:table-cell>
          <table:table-cell office:value-type="string" table:style-name="border">
            <text:p text:style-name="EntryStyle">Ctrl+O</text:p>
          </table:table-cell>
          <table:table-cell office:value-type="string" table:style-name="border">
            <text:p text:style-name="EntryStyle">PDE editor</text:p>
          </table:table-cell>
        </table:table-row>
        <table:table-row>
          <table:table-cell office:value-type="string" table:style-name="border">
            <text:p text:style-name="EntryStyle">Last Edit Location</text:p>
          </table:table-cell>
          <table:table-cell office:value-type="string" table:style-name="border">
            <text:p text:style-name="EntryStyle">Ctrl+Q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Window</text:p>
      <table:table table:name="table3" table:style-name="table3">
        <table:table-column/>
        <table:table-column/>
        <table:table-column/>
        <table:table-row>
          <table:table-cell office:value-type="string" table:style-name="border">
            <text:p text:style-name="EntryStyle">Show View Menu</text:p>
          </table:table-cell>
          <table:table-cell office:value-type="string" table:style-name="border">
            <text:p text:style-name="EntryStyle">Ctrl+F10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Show Ruler Context Menu</text:p>
          </table:table-cell>
          <table:table-cell office:value-type="string" table:style-name="border">
            <text:p text:style-name="EntryStyle">Ctrl+F10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witch to Editor</text:p>
          </table:table-cell>
          <table:table-cell office:value-type="string" table:style-name="border">
            <text:p text:style-name="EntryStyle">Ctrl+Shift+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Key Assist</text:p>
          </table:table-cell>
          <table:table-cell office:value-type="string" table:style-name="border">
            <text:p text:style-name="EntryStyle">Ctrl+Shift+L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Activate Editor</text:p>
          </table:table-cell>
          <table:table-cell office:value-type="string" table:style-name="border">
            <text:p text:style-name="EntryStyle">F12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Maximize Active View or Editor</text:p>
          </table:table-cell>
          <table:table-cell office:value-type="string" table:style-name="border">
            <text:p text:style-name="EntryStyle">Ctrl+M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evious Editor</text:p>
          </table:table-cell>
          <table:table-cell office:value-type="string" table:style-name="border">
            <text:p text:style-name="EntryStyle">Ctrl+Shift+F6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evious Perspective</text:p>
          </table:table-cell>
          <table:table-cell office:value-type="string" table:style-name="border">
            <text:p text:style-name="EntryStyle">Ctrl+Shift+F8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Quick Switch Editor</text:p>
          </table:table-cell>
          <table:table-cell office:value-type="string" table:style-name="border">
            <text:p text:style-name="EntryStyle">Ctrl+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xt View</text:p>
          </table:table-cell>
          <table:table-cell office:value-type="string" table:style-name="border">
            <text:p text:style-name="EntryStyle">Ctrl+F7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Quick Access</text:p>
          </table:table-cell>
          <table:table-cell office:value-type="string" table:style-name="border">
            <text:p text:style-name="EntryStyle">Ctrl+3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xt Editor</text:p>
          </table:table-cell>
          <table:table-cell office:value-type="string" table:style-name="border">
            <text:p text:style-name="EntryStyle">Ctrl+F6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System Menu</text:p>
          </table:table-cell>
          <table:table-cell office:value-type="string" table:style-name="border">
            <text:p text:style-name="EntryStyle">Alt+-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evious View</text:p>
          </table:table-cell>
          <table:table-cell office:value-type="string" table:style-name="border">
            <text:p text:style-name="EntryStyle">Ctrl+Shift+F7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xt Perspective</text:p>
          </table:table-cell>
          <table:table-cell office:value-type="string" table:style-name="border">
            <text:p text:style-name="EntryStyle">Ctrl+F8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Help</text:p>
      <table:table table:name="table4" table:style-name="table4">
        <table:table-column/>
        <table:table-column/>
        <table:table-column/>
        <table:table-row>
          <table:table-cell office:value-type="string" table:style-name="border">
            <text:p text:style-name="EntryStyle">Close User Assistance Tray</text:p>
          </table:table-cell>
          <table:table-cell office:value-type="string" table:style-name="border">
            <text:p text:style-name="EntryStyle">Ctrl+W</text:p>
          </table:table-cell>
          <table:table-cell office:value-type="string" table:style-name="border">
            <text:p text:style-name="EntryStyle">In Dialogs</text:p>
          </table:table-cell>
        </table:table-row>
        <table:table-row>
          <table:table-cell office:value-type="string" table:style-name="border">
            <text:p text:style-name="EntryStyle">Close User Assistance Tray</text:p>
          </table:table-cell>
          <table:table-cell office:value-type="string" table:style-name="border">
            <text:p text:style-name="EntryStyle">Ctrl+F4</text:p>
          </table:table-cell>
          <table:table-cell office:value-type="string" table:style-name="border">
            <text:p text:style-name="EntryStyle">In Dialogs</text:p>
          </table:table-cell>
        </table:table-row>
      </table:table>
      <text:p text:style-name="HeaderStyle">Edit</text:p>
      <table:table table:name="table5" table:style-name="table5">
        <table:table-column/>
        <table:table-column/>
        <table:table-column/>
        <table:table-row>
          <table:table-cell office:value-type="string" table:style-name="border">
            <text:p text:style-name="EntryStyle">Paste</text:p>
          </table:table-cell>
          <table:table-cell office:value-type="string" table:style-name="border">
            <text:p text:style-name="EntryStyle">Shift+Insert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Find Next</text:p>
          </table:table-cell>
          <table:table-cell office:value-type="string" table:style-name="border">
            <text:p text:style-name="EntryStyle">Ctrl+K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Cut</text:p>
          </table:table-cell>
          <table:table-cell office:value-type="string" table:style-name="border">
            <text:p text:style-name="EntryStyle">Shift+Delete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Find Previous</text:p>
          </table:table-cell>
          <table:table-cell office:value-type="string" table:style-name="border">
            <text:p text:style-name="EntryStyle">Ctrl+Shift+K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elete</text:p>
          </table:table-cell>
          <table:table-cell office:value-type="string" table:style-name="border">
            <text:p text:style-name="EntryStyle">Delet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Quick Diff Toggle</text:p>
          </table:table-cell>
          <table:table-cell office:value-type="string" table:style-name="border">
            <text:p text:style-name="EntryStyle">Ctrl+Shift+Q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Redo</text:p>
          </table:table-cell>
          <table:table-cell office:value-type="string" table:style-name="border">
            <text:p text:style-name="EntryStyle">Ctrl+Y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Quick Fix</text:p>
          </table:table-cell>
          <table:table-cell office:value-type="string" table:style-name="border">
            <text:p text:style-name="EntryStyle">Ctrl+1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Select All</text:p>
          </table:table-cell>
          <table:table-cell office:value-type="string" table:style-name="border">
            <text:p text:style-name="EntryStyle">Ctrl+A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Select Next Element</text:p>
          </table:table-cell>
          <table:table-cell office:value-type="string" table:style-name="border">
            <text:p text:style-name="EntryStyle">Alt+Shift+Right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Select Enclosing Element</text:p>
          </table:table-cell>
          <table:table-cell office:value-type="string" table:style-name="border">
            <text:p text:style-name="EntryStyle">Alt+Shift+Up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Incremental Find</text:p>
          </table:table-cell>
          <table:table-cell office:value-type="string" table:style-name="border">
            <text:p text:style-name="EntryStyle">Ctrl+J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oggle Insert Mode</text:p>
          </table:table-cell>
          <table:table-cell office:value-type="string" table:style-name="border">
            <text:p text:style-name="EntryStyle">Ctrl+Shift+Inser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Content Assist</text:p>
          </table:table-cell>
          <table:table-cell office:value-type="string" table:style-name="border">
            <text:p text:style-name="EntryStyle">Ctrl+Space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Cut</text:p>
          </table:table-cell>
          <table:table-cell office:value-type="string" table:style-name="border">
            <text:p text:style-name="EntryStyle">Ctrl+X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Find and Replace</text:p>
          </table:table-cell>
          <table:table-cell office:value-type="string" table:style-name="border">
            <text:p text:style-name="EntryStyle">Ctrl+F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Incremental Find Reverse</text:p>
          </table:table-cell>
          <table:table-cell office:value-type="string" table:style-name="border">
            <text:p text:style-name="EntryStyle">Ctrl+Shift+J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elect Previous Element</text:p>
          </table:table-cell>
          <table:table-cell office:value-type="string" table:style-name="border">
            <text:p text:style-name="EntryStyle">Alt+Shift+Left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Copy</text:p>
          </table:table-cell>
          <table:table-cell office:value-type="string" table:style-name="border">
            <text:p text:style-name="EntryStyle">Ctrl+C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Context Information</text:p>
          </table:table-cell>
          <table:table-cell office:value-type="string" table:style-name="border">
            <text:p text:style-name="EntryStyle">Ctrl+Shift+Spac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Undo</text:p>
          </table:table-cell>
          <table:table-cell office:value-type="string" table:style-name="border">
            <text:p text:style-name="EntryStyle">Ctrl+Z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Restore Last Selection</text:p>
          </table:table-cell>
          <table:table-cell office:value-type="string" table:style-name="border">
            <text:p text:style-name="EntryStyle">Alt+Shift+Down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Copy</text:p>
          </table:table-cell>
          <table:table-cell office:value-type="string" table:style-name="border">
            <text:p text:style-name="EntryStyle">Ctrl+Insert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Paste</text:p>
          </table:table-cell>
          <table:table-cell office:value-type="string" table:style-name="border">
            <text:p text:style-name="EntryStyle">Ctrl+V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Word Completion</text:p>
          </table:table-cell>
          <table:table-cell office:value-type="string" table:style-name="border">
            <text:p text:style-name="EntryStyle">Alt+/</text:p>
          </table:table-cell>
          <table:table-cell office:value-type="string" table:style-name="border">
            <text:p text:style-name="EntryStyle">Editing Text</text:p>
          </table:table-cell>
        </table:table-row>
      </table:table>
      <text:p text:style-name="HeaderStyle">Text Editing</text:p>
      <table:table table:name="table6" table:style-name="table6">
        <table:table-column/>
        <table:table-column/>
        <table:table-column/>
        <table:table-row>
          <table:table-cell office:value-type="string" table:style-name="border">
            <text:p text:style-name="EntryStyle">Select Previous Word</text:p>
          </table:table-cell>
          <table:table-cell office:value-type="string" table:style-name="border">
            <text:p text:style-name="EntryStyle">Ctrl+Shift+Lef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Collapse All</text:p>
          </table:table-cell>
          <table:table-cell office:value-type="string" table:style-name="border">
            <text:p text:style-name="EntryStyle">Ctrl+Shift+Numpad_Divid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Next Word</text:p>
          </table:table-cell>
          <table:table-cell office:value-type="string" table:style-name="border">
            <text:p text:style-name="EntryStyle">Ctrl+Righ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Line Start</text:p>
          </table:table-cell>
          <table:table-cell office:value-type="string" table:style-name="border">
            <text:p text:style-name="EntryStyle">Hom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Join Lines</text:p>
          </table:table-cell>
          <table:table-cell office:value-type="string" table:style-name="border">
            <text:p text:style-name="EntryStyle">Ctrl+Alt+J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Move Lines Up</text:p>
          </table:table-cell>
          <table:table-cell office:value-type="string" table:style-name="border">
            <text:p text:style-name="EntryStyle">Alt+Up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ext Start</text:p>
          </table:table-cell>
          <table:table-cell office:value-type="string" table:style-name="border">
            <text:p text:style-name="EntryStyle">Ctrl+Hom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uplicate Lines</text:p>
          </table:table-cell>
          <table:table-cell office:value-type="string" table:style-name="border">
            <text:p text:style-name="EntryStyle">Ctrl+Alt+Up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Insert Line Above Current Line</text:p>
          </table:table-cell>
          <table:table-cell office:value-type="string" table:style-name="border">
            <text:p text:style-name="EntryStyle">Ctrl+Shift+Enter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oggle Overwrite</text:p>
          </table:table-cell>
          <table:table-cell office:value-type="string" table:style-name="border">
            <text:p text:style-name="EntryStyle">Inser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Move Lines Down</text:p>
          </table:table-cell>
          <table:table-cell office:value-type="string" table:style-name="border">
            <text:p text:style-name="EntryStyle">Alt+Down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elete Line</text:p>
          </table:table-cell>
          <table:table-cell office:value-type="string" table:style-name="border">
            <text:p text:style-name="EntryStyle">Ctrl+D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Line End</text:p>
          </table:table-cell>
          <table:table-cell office:value-type="string" table:style-name="border">
            <text:p text:style-name="EntryStyle">End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o Upper Case</text:p>
          </table:table-cell>
          <table:table-cell office:value-type="string" table:style-name="border">
            <text:p text:style-name="EntryStyle">Ctrl+Shift+X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elect Line Start</text:p>
          </table:table-cell>
          <table:table-cell office:value-type="string" table:style-name="border">
            <text:p text:style-name="EntryStyle">Shift+Hom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croll Line Down</text:p>
          </table:table-cell>
          <table:table-cell office:value-type="string" table:style-name="border">
            <text:p text:style-name="EntryStyle">Ctrl+Down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how Tooltip Description</text:p>
          </table:table-cell>
          <table:table-cell office:value-type="string" table:style-name="border">
            <text:p text:style-name="EntryStyle">F2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elete Next Word</text:p>
          </table:table-cell>
          <table:table-cell office:value-type="string" table:style-name="border">
            <text:p text:style-name="EntryStyle">Ctrl+Delet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Insert Line Below Current Line</text:p>
          </table:table-cell>
          <table:table-cell office:value-type="string" table:style-name="border">
            <text:p text:style-name="EntryStyle">Shift+Enter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Collapse</text:p>
          </table:table-cell>
          <table:table-cell office:value-type="string" table:style-name="border">
            <text:p text:style-name="EntryStyle">Ctrl+Numpad_Subtrac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ext End</text:p>
          </table:table-cell>
          <table:table-cell office:value-type="string" table:style-name="border">
            <text:p text:style-name="EntryStyle">Ctrl+End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oggle Folding</text:p>
          </table:table-cell>
          <table:table-cell office:value-type="string" table:style-name="border">
            <text:p text:style-name="EntryStyle">Ctrl+Numpad_Divid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croll Line Up</text:p>
          </table:table-cell>
          <table:table-cell office:value-type="string" table:style-name="border">
            <text:p text:style-name="EntryStyle">Ctrl+Up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To Lower Case</text:p>
          </table:table-cell>
          <table:table-cell office:value-type="string" table:style-name="border">
            <text:p text:style-name="EntryStyle">Ctrl+Shift+Y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Copy Lines</text:p>
          </table:table-cell>
          <table:table-cell office:value-type="string" table:style-name="border">
            <text:p text:style-name="EntryStyle">Ctrl+Alt+Down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elete Previous Word</text:p>
          </table:table-cell>
          <table:table-cell office:value-type="string" table:style-name="border">
            <text:p text:style-name="EntryStyle">Ctrl+Backspac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Delete to End of Line</text:p>
          </table:table-cell>
          <table:table-cell office:value-type="string" table:style-name="border">
            <text:p text:style-name="EntryStyle">Ctrl+Shift+Delete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Expand</text:p>
          </table:table-cell>
          <table:table-cell office:value-type="string" table:style-name="border">
            <text:p text:style-name="EntryStyle">Ctrl+Numpad_Add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Reset Structure</text:p>
          </table:table-cell>
          <table:table-cell office:value-type="string" table:style-name="border">
            <text:p text:style-name="EntryStyle">Ctrl+Shift+Numpad_Multiply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Expand All</text:p>
          </table:table-cell>
          <table:table-cell office:value-type="string" table:style-name="border">
            <text:p text:style-name="EntryStyle">Ctrl+Numpad_Multiply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Previous Word</text:p>
          </table:table-cell>
          <table:table-cell office:value-type="string" table:style-name="border">
            <text:p text:style-name="EntryStyle">Ctrl+Left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elect Line End</text:p>
          </table:table-cell>
          <table:table-cell office:value-type="string" table:style-name="border">
            <text:p text:style-name="EntryStyle">Shift+End</text:p>
          </table:table-cell>
          <table:table-cell office:value-type="string" table:style-name="border">
            <text:p text:style-name="EntryStyle">Editing Text</text:p>
          </table:table-cell>
        </table:table-row>
        <table:table-row>
          <table:table-cell office:value-type="string" table:style-name="border">
            <text:p text:style-name="EntryStyle">Select Next Word</text:p>
          </table:table-cell>
          <table:table-cell office:value-type="string" table:style-name="border">
            <text:p text:style-name="EntryStyle">Ctrl+Shift+Right</text:p>
          </table:table-cell>
          <table:table-cell office:value-type="string" table:style-name="border">
            <text:p text:style-name="EntryStyle">Editing Text</text:p>
          </table:table-cell>
        </table:table-row>
      </table:table>
      <text:p text:style-name="HeaderStyle">Run/Debug</text:p>
      <table:table table:name="table7" table:style-name="table7">
        <table:table-column/>
        <table:table-column/>
        <table:table-column/>
        <table:table-row>
          <table:table-cell office:value-type="string" table:style-name="border">
            <text:p text:style-name="EntryStyle">Run Java Application</text:p>
          </table:table-cell>
          <table:table-cell office:value-type="string" table:style-name="border">
            <text:p text:style-name="EntryStyle">Alt+Shift+X, J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Terminate</text:p>
          </table:table-cell>
          <table:table-cell office:value-type="string" table:style-name="border">
            <text:p text:style-name="EntryStyle">Ctrl+F2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Debug Java Application</text:p>
          </table:table-cell>
          <table:table-cell office:value-type="string" table:style-name="border">
            <text:p text:style-name="EntryStyle">Alt+Shift+D, J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un Ant Build</text:p>
          </table:table-cell>
          <table:table-cell office:value-type="string" table:style-name="border">
            <text:p text:style-name="EntryStyle">Alt+Shift+X, Q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un JUnit Plug-in Test</text:p>
          </table:table-cell>
          <table:table-cell office:value-type="string" table:style-name="border">
            <text:p text:style-name="EntryStyle">Alt+Shift+X, 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Debug Java Applet</text:p>
          </table:table-cell>
          <table:table-cell office:value-type="string" table:style-name="border">
            <text:p text:style-name="EntryStyle">Alt+Shift+D, A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Debug Ant Build</text:p>
          </table:table-cell>
          <table:table-cell office:value-type="string" table:style-name="border">
            <text:p text:style-name="EntryStyle">Alt+Shift+D, Q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xt Memory Monitor</text:p>
          </table:table-cell>
          <table:table-cell office:value-type="string" table:style-name="border">
            <text:p text:style-name="EntryStyle">Ctrl+Alt+N</text:p>
          </table:table-cell>
          <table:table-cell office:value-type="string" table:style-name="border">
            <text:p text:style-name="EntryStyle">In Memory View</text:p>
          </table:table-cell>
        </table:table-row>
        <table:table-row>
          <table:table-cell office:value-type="string" table:style-name="border">
            <text:p text:style-name="EntryStyle">Run OSGi Framework</text:p>
          </table:table-cell>
          <table:table-cell office:value-type="string" table:style-name="border">
            <text:p text:style-name="EntryStyle">Alt+Shift+X, O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Execute</text:p>
          </table:table-cell>
          <table:table-cell office:value-type="string" table:style-name="border">
            <text:p text:style-name="EntryStyle">Ctrl+U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un Java Applet</text:p>
          </table:table-cell>
          <table:table-cell office:value-type="string" table:style-name="border">
            <text:p text:style-name="EntryStyle">Alt+Shift+X, A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esume</text:p>
          </table:table-cell>
          <table:table-cell office:value-type="string" table:style-name="border">
            <text:p text:style-name="EntryStyle">F8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Toggle Memory Monitors Pane</text:p>
          </table:table-cell>
          <table:table-cell office:value-type="string" table:style-name="border">
            <text:p text:style-name="EntryStyle">Ctrl+T</text:p>
          </table:table-cell>
          <table:table-cell office:value-type="string" table:style-name="border">
            <text:p text:style-name="EntryStyle">In Memory View</text:p>
          </table:table-cell>
        </table:table-row>
        <table:table-row>
          <table:table-cell office:value-type="string" table:style-name="border">
            <text:p text:style-name="EntryStyle">EOF</text:p>
          </table:table-cell>
          <table:table-cell office:value-type="string" table:style-name="border">
            <text:p text:style-name="EntryStyle">Ctrl+Z</text:p>
          </table:table-cell>
          <table:table-cell office:value-type="string" table:style-name="border">
            <text:p text:style-name="EntryStyle">In I/O Console</text:p>
          </table:table-cell>
        </table:table-row>
        <table:table-row>
          <table:table-cell office:value-type="string" table:style-name="border">
            <text:p text:style-name="EntryStyle">All Instances</text:p>
          </table:table-cell>
          <table:table-cell office:value-type="string" table:style-name="border">
            <text:p text:style-name="EntryStyle">Ctrl+Shift+N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Display</text:p>
          </table:table-cell>
          <table:table-cell office:value-type="string" table:style-name="border">
            <text:p text:style-name="EntryStyle">Ctrl+Shift+D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Toggle Breakpoint</text:p>
          </table:table-cell>
          <table:table-cell office:value-type="string" table:style-name="border">
            <text:p text:style-name="EntryStyle">Ctrl+Shift+B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Java Breakpoint Properties</text:p>
          </table:table-cell>
          <table:table-cell office:value-type="string" table:style-name="border">
            <text:p text:style-name="EntryStyle">Alt+Enter</text:p>
          </table:table-cell>
          <table:table-cell office:value-type="string" table:style-name="border">
            <text:p text:style-name="EntryStyle">In Breakpoints View</text:p>
          </table:table-cell>
        </table:table-row>
        <table:table-row>
          <table:table-cell office:value-type="string" table:style-name="border">
            <text:p text:style-name="EntryStyle">Step Into</text:p>
          </table:table-cell>
          <table:table-cell office:value-type="string" table:style-name="border">
            <text:p text:style-name="EntryStyle">F5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Run Eclipse Application</text:p>
          </table:table-cell>
          <table:table-cell office:value-type="string" table:style-name="border">
            <text:p text:style-name="EntryStyle">Alt+Shift+X, 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Go to Address</text:p>
          </table:table-cell>
          <table:table-cell office:value-type="string" table:style-name="border">
            <text:p text:style-name="EntryStyle">Ctrl+G</text:p>
          </table:table-cell>
          <table:table-cell office:value-type="string" table:style-name="border">
            <text:p text:style-name="EntryStyle">In Table Memory Rendering</text:p>
          </table:table-cell>
        </table:table-row>
        <table:table-row>
          <table:table-cell office:value-type="string" table:style-name="border">
            <text:p text:style-name="EntryStyle">Debug JUnit Plug-in Test</text:p>
          </table:table-cell>
          <table:table-cell office:value-type="string" table:style-name="border">
            <text:p text:style-name="EntryStyle">Alt+Shift+D, 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evious Page of Memory</text:p>
          </table:table-cell>
          <table:table-cell office:value-type="string" table:style-name="border">
            <text:p text:style-name="EntryStyle">Ctrl+Shift+,</text:p>
          </table:table-cell>
          <table:table-cell office:value-type="string" table:style-name="border">
            <text:p text:style-name="EntryStyle">In Table Memory Rendering</text:p>
          </table:table-cell>
        </table:table-row>
        <table:table-row>
          <table:table-cell office:value-type="string" table:style-name="border">
            <text:p text:style-name="EntryStyle">Run JUnit Test</text:p>
          </table:table-cell>
          <table:table-cell office:value-type="string" table:style-name="border">
            <text:p text:style-name="EntryStyle">Alt+Shift+X, 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Add Memory Block</text:p>
          </table:table-cell>
          <table:table-cell office:value-type="string" table:style-name="border">
            <text:p text:style-name="EntryStyle">Ctrl+Alt+M</text:p>
          </table:table-cell>
          <table:table-cell office:value-type="string" table:style-name="border">
            <text:p text:style-name="EntryStyle">In Memory View</text:p>
          </table:table-cell>
        </table:table-row>
        <table:table-row>
          <table:table-cell office:value-type="string" table:style-name="border">
            <text:p text:style-name="EntryStyle">Run Last Launched</text:p>
          </table:table-cell>
          <table:table-cell office:value-type="string" table:style-name="border">
            <text:p text:style-name="EntryStyle">Ctrl+F11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Force Return</text:p>
          </table:table-cell>
          <table:table-cell office:value-type="string" table:style-name="border">
            <text:p text:style-name="EntryStyle">Alt+Shift+F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Inspect</text:p>
          </table:table-cell>
          <table:table-cell office:value-type="string" table:style-name="border">
            <text:p text:style-name="EntryStyle">Ctrl+Shift+I</text:p>
          </table:table-cell>
          <table:table-cell office:value-type="string" table:style-name="border">
            <text:p text:style-name="EntryStyle">In Dialogs and Windows</text:p>
          </table:table-cell>
        </table:table-row>
        <table:table-row>
          <table:table-cell office:value-type="string" table:style-name="border">
            <text:p text:style-name="EntryStyle">Use Step Filters</text:p>
          </table:table-cell>
          <table:table-cell office:value-type="string" table:style-name="border">
            <text:p text:style-name="EntryStyle">Shift+F5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Debug OSGi Framework</text:p>
          </table:table-cell>
          <table:table-cell office:value-type="string" table:style-name="border">
            <text:p text:style-name="EntryStyle">Alt+Shift+D, O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Debug Last Launched</text:p>
          </table:table-cell>
          <table:table-cell office:value-type="string" table:style-name="border">
            <text:p text:style-name="EntryStyle">F11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lose Rendering</text:p>
          </table:table-cell>
          <table:table-cell office:value-type="string" table:style-name="border">
            <text:p text:style-name="EntryStyle">Ctrl+W</text:p>
          </table:table-cell>
          <table:table-cell office:value-type="string" table:style-name="border">
            <text:p text:style-name="EntryStyle">In Memory View</text:p>
          </table:table-cell>
        </table:table-row>
        <table:table-row>
          <table:table-cell office:value-type="string" table:style-name="border">
            <text:p text:style-name="EntryStyle">Next Page of Memory</text:p>
          </table:table-cell>
          <table:table-cell office:value-type="string" table:style-name="border">
            <text:p text:style-name="EntryStyle">Ctrl+Shift+.</text:p>
          </table:table-cell>
          <table:table-cell office:value-type="string" table:style-name="border">
            <text:p text:style-name="EntryStyle">In Table Memory Rendering</text:p>
          </table:table-cell>
        </table:table-row>
        <table:table-row>
          <table:table-cell office:value-type="string" table:style-name="border">
            <text:p text:style-name="EntryStyle">Debug Eclipse Application</text:p>
          </table:table-cell>
          <table:table-cell office:value-type="string" table:style-name="border">
            <text:p text:style-name="EntryStyle">Alt+Shift+D, E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tep Over</text:p>
          </table:table-cell>
          <table:table-cell office:value-type="string" table:style-name="border">
            <text:p text:style-name="EntryStyle">F6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Step Return</text:p>
          </table:table-cell>
          <table:table-cell office:value-type="string" table:style-name="border">
            <text:p text:style-name="EntryStyle">F7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Step Into Selection</text:p>
          </table:table-cell>
          <table:table-cell office:value-type="string" table:style-name="border">
            <text:p text:style-name="EntryStyle">Ctrl+F5</text:p>
          </table:table-cell>
          <table:table-cell office:value-type="string" table:style-name="border">
            <text:p text:style-name="EntryStyle">Debugging</text:p>
          </table:table-cell>
        </table:table-row>
        <table:table-row>
          <table:table-cell office:value-type="string" table:style-name="border">
            <text:p text:style-name="EntryStyle">New Rendering</text:p>
          </table:table-cell>
          <table:table-cell office:value-type="string" table:style-name="border">
            <text:p text:style-name="EntryStyle">Ctrl+N</text:p>
          </table:table-cell>
          <table:table-cell office:value-type="string" table:style-name="border">
            <text:p text:style-name="EntryStyle">In Memory View</text:p>
          </table:table-cell>
        </table:table-row>
        <table:table-row>
          <table:table-cell office:value-type="string" table:style-name="border">
            <text:p text:style-name="EntryStyle">Debug JUnit Test</text:p>
          </table:table-cell>
          <table:table-cell office:value-type="string" table:style-name="border">
            <text:p text:style-name="EntryStyle">Alt+Shift+D, 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un to Line</text:p>
          </table:table-cell>
          <table:table-cell office:value-type="string" table:style-name="border">
            <text:p text:style-name="EntryStyle">Ctrl+R</text:p>
          </table:table-cell>
          <table:table-cell office:value-type="string" table:style-name="border">
            <text:p text:style-name="EntryStyle">Debugging</text:p>
          </table:table-cell>
        </table:table-row>
      </table:table>
      <text:p text:style-name="HeaderStyle">Source</text:p>
      <table:table table:name="table8" table:style-name="table8">
        <table:table-column/>
        <table:table-column/>
        <table:table-column/>
        <table:table-row>
          <table:table-cell office:value-type="string" table:style-name="border">
            <text:p text:style-name="EntryStyle">Quick Assist - Assign to local variable</text:p>
          </table:table-cell>
          <table:table-cell office:value-type="string" table:style-name="border">
            <text:p text:style-name="EntryStyle">Ctrl+2, L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Show Source Quick Menu</text:p>
          </table:table-cell>
          <table:table-cell office:value-type="string" table:style-name="border">
            <text:p text:style-name="EntryStyle">Alt+Shift+S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7</text:p>
          </table:table-cell>
          <table:table-cell office:value-type="string" table:style-name="border">
            <text:p text:style-name="EntryStyle">Editing Properties Files</text:p>
          </table:table-cell>
        </table:table-row>
        <table:table-row>
          <table:table-cell office:value-type="string" table:style-name="border">
            <text:p text:style-name="EntryStyle">Add Javadoc Comment</text:p>
          </table:table-cell>
          <table:table-cell office:value-type="string" table:style-name="border">
            <text:p text:style-name="EntryStyle">Alt+Shift+J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Toggle Mark Occurrences</text:p>
          </table:table-cell>
          <table:table-cell office:value-type="string" table:style-name="border">
            <text:p text:style-name="EntryStyle">Alt+Shift+O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Open External Documentation</text:p>
          </table:table-cell>
          <table:table-cell office:value-type="string" table:style-name="border">
            <text:p text:style-name="EntryStyle">Shift+F2</text:p>
          </table:table-cell>
          <table:table-cell office:value-type="string" table:style-name="border">
            <text:p text:style-name="EntryStyle">Editing Ant Buildfiles</text:p>
          </table:table-cell>
        </table:table-row>
        <table:table-row>
          <table:table-cell office:value-type="string" table:style-name="border">
            <text:p text:style-name="EntryStyle">Surround With Quick Menu</text:p>
          </table:table-cell>
          <table:table-cell office:value-type="string" table:style-name="border">
            <text:p text:style-name="EntryStyle">Alt+Shift+Z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Quick Assist - Rename in file</text:p>
          </table:table-cell>
          <table:table-cell office:value-type="string" table:style-name="border">
            <text:p text:style-name="EntryStyle">Ctrl+2, R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7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Add Import</text:p>
          </table:table-cell>
          <table:table-cell office:value-type="string" table:style-name="border">
            <text:p text:style-name="EntryStyle">Ctrl+Shift+M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Remove Occurrence Annotations</text:p>
          </table:table-cell>
          <table:table-cell office:value-type="string" table:style-name="border">
            <text:p text:style-name="EntryStyle">Alt+Shift+U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Format</text:p>
          </table:table-cell>
          <table:table-cell office:value-type="string" table:style-name="border">
            <text:p text:style-name="EntryStyle">Ctrl+Shift+F</text:p>
          </table:table-cell>
          <table:table-cell office:value-type="string" table:style-name="border">
            <text:p text:style-name="EntryStyle">Editing Ant Buildfiles</text:p>
          </table:table-cell>
        </table:table-row>
        <table:table-row>
          <table:table-cell office:value-type="string" table:style-name="border">
            <text:p text:style-name="EntryStyle">Format</text:p>
          </table:table-cell>
          <table:table-cell office:value-type="string" table:style-name="border">
            <text:p text:style-name="EntryStyle">Ctrl+Shift+F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/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Indent Line</text:p>
          </table:table-cell>
          <table:table-cell office:value-type="string" table:style-name="border">
            <text:p text:style-name="EntryStyle">Ctrl+I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Remove Block Comment</text:p>
          </table:table-cell>
          <table:table-cell office:value-type="string" table:style-name="border">
            <text:p text:style-name="EntryStyle">Ctrl+Shift+\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Organize Imports</text:p>
          </table:table-cell>
          <table:table-cell office:value-type="string" table:style-name="border">
            <text:p text:style-name="EntryStyle">Ctrl+Shift+O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Add Block Comment</text:p>
          </table:table-cell>
          <table:table-cell office:value-type="string" table:style-name="border">
            <text:p text:style-name="EntryStyle">Ctrl+Shift+/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Shift+C</text:p>
          </table:table-cell>
          <table:table-cell office:value-type="string" table:style-name="border">
            <text:p text:style-name="EntryStyle">Editing Properties Files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Shift+C</text:p>
          </table:table-cell>
          <table:table-cell office:value-type="string" table:style-name="border">
            <text:p text:style-name="EntryStyle">Editing Java Source</text:p>
          </table:table-cell>
        </table:table-row>
        <table:table-row>
          <table:table-cell office:value-type="string" table:style-name="border">
            <text:p text:style-name="EntryStyle">Rename In File</text:p>
          </table:table-cell>
          <table:table-cell office:value-type="string" table:style-name="border">
            <text:p text:style-name="EntryStyle">Alt+Shift+R</text:p>
          </table:table-cell>
          <table:table-cell office:value-type="string" table:style-name="border">
            <text:p text:style-name="EntryStyle">Editing Ant Buildfiles</text:p>
          </table:table-cell>
        </table:table-row>
        <table:table-row>
          <table:table-cell office:value-type="string" table:style-name="border">
            <text:p text:style-name="EntryStyle">Toggle Comment</text:p>
          </table:table-cell>
          <table:table-cell office:value-type="string" table:style-name="border">
            <text:p text:style-name="EntryStyle">Ctrl+/</text:p>
          </table:table-cell>
          <table:table-cell office:value-type="string" table:style-name="border">
            <text:p text:style-name="EntryStyle">Editing Properties Files</text:p>
          </table:table-cell>
        </table:table-row>
        <table:table-row>
          <table:table-cell office:value-type="string" table:style-name="border">
            <text:p text:style-name="EntryStyle">Toggle Ant Mark Occurrences</text:p>
          </table:table-cell>
          <table:table-cell office:value-type="string" table:style-name="border">
            <text:p text:style-name="EntryStyle">Alt+Shift+O</text:p>
          </table:table-cell>
          <table:table-cell office:value-type="string" table:style-name="border">
            <text:p text:style-name="EntryStyle">Editing Ant Buildfiles</text:p>
          </table:table-cell>
        </table:table-row>
        <table:table-row>
          <table:table-cell office:value-type="string" table:style-name="border">
            <text:p text:style-name="EntryStyle">Quick Assist - Assign to field</text:p>
          </table:table-cell>
          <table:table-cell office:value-type="string" table:style-name="border">
            <text:p text:style-name="EntryStyle">Ctrl+2, F</text:p>
          </table:table-cell>
          <table:table-cell office:value-type="string" table:style-name="border">
            <text:p text:style-name="EntryStyle">Editing Java Source</text:p>
          </table:table-cell>
        </table:table-row>
      </table:table>
      <text:p text:style-name="HeaderStyle">OpenScript Keys</text:p>
      <table:table table:name="table9" table:style-name="table9">
        <table:table-column/>
        <table:table-column/>
        <table:table-column/>
        <table:table-row>
          <table:table-cell office:value-type="string" table:style-name="border">
            <text:p text:style-name="EntryStyle">Iterate</text:p>
          </table:table-cell>
          <table:table-cell office:value-type="string" table:style-name="border">
            <text:p text:style-name="EntryStyle">Alt+I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ause</text:p>
          </table:table-cell>
          <table:table-cell office:value-type="string" table:style-name="border">
            <text:p text:style-name="EntryStyle">Alt+Shift+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layback</text:p>
          </table:table-cell>
          <table:table-cell office:value-type="string" table:style-name="border">
            <text:p text:style-name="EntryStyle">Alt+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layback to Here</text:p>
          </table:table-cell>
          <table:table-cell office:value-type="string" table:style-name="border">
            <text:p text:style-name="EntryStyle">F4</text:p>
          </table:table-cell>
          <table:table-cell office:value-type="string" table:style-name="border">
            <text:p text:style-name="EntryStyle">Treeview Debugging</text:p>
          </table:table-cell>
        </table:table-row>
        <table:table-row>
          <table:table-cell office:value-type="string" table:style-name="border">
            <text:p text:style-name="EntryStyle">Stop</text:p>
          </table:table-cell>
          <table:table-cell office:value-type="string" table:style-name="border">
            <text:p text:style-name="EntryStyle">Alt+S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tep</text:p>
          </table:table-cell>
          <table:table-cell office:value-type="string" table:style-name="border">
            <text:p text:style-name="EntryStyle">F6</text:p>
          </table:table-cell>
          <table:table-cell office:value-type="string" table:style-name="border">
            <text:p text:style-name="EntryStyle">Treeview Debugging</text:p>
          </table:table-cell>
        </table:table-row>
        <table:table-row>
          <table:table-cell office:value-type="string" table:style-name="border">
            <text:p text:style-name="EntryStyle">Step Into</text:p>
          </table:table-cell>
          <table:table-cell office:value-type="string" table:style-name="border">
            <text:p text:style-name="EntryStyle">F5</text:p>
          </table:table-cell>
          <table:table-cell office:value-type="string" table:style-name="border">
            <text:p text:style-name="EntryStyle">Treeview Debugging</text:p>
          </table:table-cell>
        </table:table-row>
        <table:table-row>
          <table:table-cell office:value-type="string" table:style-name="border">
            <text:p text:style-name="EntryStyle">Execute</text:p>
          </table:table-cell>
          <table:table-cell office:value-type="string" table:style-name="border">
            <text:p text:style-name="EntryStyle">F7</text:p>
          </table:table-cell>
          <table:table-cell office:value-type="string" table:style-name="border">
            <text:p text:style-name="EntryStyle">Treeview Debugging</text:p>
          </table:table-cell>
        </table:table-row>
        <table:table-row>
          <table:table-cell office:value-type="string" table:style-name="border">
            <text:p text:style-name="EntryStyle">Record</text:p>
          </table:table-cell>
          <table:table-cell office:value-type="string" table:style-name="border">
            <text:p text:style-name="EntryStyle">Alt+R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Refactor - Java</text:p>
      <table:table table:name="table10" table:style-name="table10">
        <table:table-column/>
        <table:table-column/>
        <table:table-column/>
        <table:table-row>
          <table:table-cell office:value-type="string" table:style-name="border">
            <text:p text:style-name="EntryStyle">Rename - Refactoring</text:p>
          </table:table-cell>
          <table:table-cell office:value-type="string" table:style-name="border">
            <text:p text:style-name="EntryStyle">Alt+Shift+R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Inline</text:p>
          </table:table-cell>
          <table:table-cell office:value-type="string" table:style-name="border">
            <text:p text:style-name="EntryStyle">Alt+Shift+I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Move - Refactoring</text:p>
          </table:table-cell>
          <table:table-cell office:value-type="string" table:style-name="border">
            <text:p text:style-name="EntryStyle">Alt+Shift+V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Refactor Quick Menu</text:p>
          </table:table-cell>
          <table:table-cell office:value-type="string" table:style-name="border">
            <text:p text:style-name="EntryStyle">Alt+Shift+T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Extract Method</text:p>
          </table:table-cell>
          <table:table-cell office:value-type="string" table:style-name="border">
            <text:p text:style-name="EntryStyle">Alt+Shift+M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hange Method Signature</text:p>
          </table:table-cell>
          <table:table-cell office:value-type="string" table:style-name="border">
            <text:p text:style-name="EntryStyle">Alt+Shift+C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Extract Local Variable</text:p>
          </table:table-cell>
          <table:table-cell office:value-type="string" table:style-name="border">
            <text:p text:style-name="EntryStyle">Alt+Shift+L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File</text:p>
      <table:table table:name="table11" table:style-name="table11">
        <table:table-column/>
        <table:table-column/>
        <table:table-column/>
        <table:table-row>
          <table:table-cell office:value-type="string" table:style-name="border">
            <text:p text:style-name="EntryStyle">Close All</text:p>
          </table:table-cell>
          <table:table-cell office:value-type="string" table:style-name="border">
            <text:p text:style-name="EntryStyle">Ctrl+Shift+F4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operties</text:p>
          </table:table-cell>
          <table:table-cell office:value-type="string" table:style-name="border">
            <text:p text:style-name="EntryStyle">Alt+Enter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ename</text:p>
          </table:table-cell>
          <table:table-cell office:value-type="string" table:style-name="border">
            <text:p text:style-name="EntryStyle">F2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ave</text:p>
          </table:table-cell>
          <table:table-cell office:value-type="string" table:style-name="border">
            <text:p text:style-name="EntryStyle">Ctrl+S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ave All</text:p>
          </table:table-cell>
          <table:table-cell office:value-type="string" table:style-name="border">
            <text:p text:style-name="EntryStyle">Ctrl+Shift+S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efresh</text:p>
          </table:table-cell>
          <table:table-cell office:value-type="string" table:style-name="border">
            <text:p text:style-name="EntryStyle">F5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w menu</text:p>
          </table:table-cell>
          <table:table-cell office:value-type="string" table:style-name="border">
            <text:p text:style-name="EntryStyle">Alt+Shift+N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New</text:p>
          </table:table-cell>
          <table:table-cell office:value-type="string" table:style-name="border">
            <text:p text:style-name="EntryStyle">Ctrl+N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lose</text:p>
          </table:table-cell>
          <table:table-cell office:value-type="string" table:style-name="border">
            <text:p text:style-name="EntryStyle">Ctrl+W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Print</text:p>
          </table:table-cell>
          <table:table-cell office:value-type="string" table:style-name="border">
            <text:p text:style-name="EntryStyle">Ctrl+P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lose All</text:p>
          </table:table-cell>
          <table:table-cell office:value-type="string" table:style-name="border">
            <text:p text:style-name="EntryStyle">Ctrl+Shift+W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Close</text:p>
          </table:table-cell>
          <table:table-cell office:value-type="string" table:style-name="border">
            <text:p text:style-name="EntryStyle">Ctrl+F4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Search</text:p>
      <table:table table:name="table12" table:style-name="table12">
        <table:table-column/>
        <table:table-column/>
        <table:table-column/>
        <table:table-row>
          <table:table-cell office:value-type="string" table:style-name="border">
            <text:p text:style-name="EntryStyle">Declaration in Workspace</text:p>
          </table:table-cell>
          <table:table-cell office:value-type="string" table:style-name="border">
            <text:p text:style-name="EntryStyle">Ctrl+G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Show Occurrences in File Quick Menu</text:p>
          </table:table-cell>
          <table:table-cell office:value-type="string" table:style-name="border">
            <text:p text:style-name="EntryStyle">Ctrl+Shift+U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Open Search Dialog</text:p>
          </table:table-cell>
          <table:table-cell office:value-type="string" table:style-name="border">
            <text:p text:style-name="EntryStyle">Ctrl+H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Find Text in Workspace</text:p>
          </table:table-cell>
          <table:table-cell office:value-type="string" table:style-name="border">
            <text:p text:style-name="EntryStyle">Ctrl+Alt+G</text:p>
          </table:table-cell>
          <table:table-cell office:value-type="string" table:style-name="border">
            <text:p text:style-name="EntryStyle">In Windows</text:p>
          </table:table-cell>
        </table:table-row>
        <table:table-row>
          <table:table-cell office:value-type="string" table:style-name="border">
            <text:p text:style-name="EntryStyle">References in Workspace</text:p>
          </table:table-cell>
          <table:table-cell office:value-type="string" table:style-name="border">
            <text:p text:style-name="EntryStyle">Ctrl+Shift+G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Project</text:p>
      <table:table table:name="table13" table:style-name="table13">
        <table:table-column/>
        <table:table-column/>
        <table:table-column/>
        <table:table-row>
          <table:table-cell office:value-type="string" table:style-name="border">
            <text:p text:style-name="EntryStyle">Build All</text:p>
          </table:table-cell>
          <table:table-cell office:value-type="string" table:style-name="border">
            <text:p text:style-name="EntryStyle">Ctrl+B</text:p>
          </table:table-cell>
          <table:table-cell office:value-type="string" table:style-name="border">
            <text:p text:style-name="EntryStyle">In Windows</text:p>
          </table:table-cell>
        </table:table-row>
      </table:table>
      <text:p text:style-name="HeaderStyle">Manifest Editor Source</text:p>
      <table:table table:name="table14" table:style-name="table14">
        <table:table-column/>
        <table:table-column/>
        <table:table-column/>
        <table:table-row>
          <table:table-cell office:value-type="string" table:style-name="border">
            <text:p text:style-name="EntryStyle">Format Source</text:p>
          </table:table-cell>
          <table:table-cell office:value-type="string" table:style-name="border">
            <text:p text:style-name="EntryStyle">Ctrl+Shift+F</text:p>
          </table:table-cell>
          <table:table-cell office:value-type="string" table:style-name="border">
            <text:p text:style-name="EntryStyle">PDE editor</text:p>
          </table:table-cell>
        </table:table-row>
      </table:table>
      <text:p text:style-name="HeaderStyle">Spy</text:p>
      <table:table table:name="table15" table:style-name="table15">
        <table:table-column/>
        <table:table-column/>
        <table:table-column/>
        <table:table-row>
          <table:table-cell office:value-type="string" table:style-name="border">
            <text:p text:style-name="EntryStyle">Plug-in Spy</text:p>
          </table:table-cell>
          <table:table-cell office:value-type="string" table:style-name="border">
            <text:p text:style-name="EntryStyle">Alt+Shift+F1</text:p>
          </table:table-cell>
          <table:table-cell office:value-type="string" table:style-name="border">
            <text:p text:style-name="EntryStyle">In Dialogs and Window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S S</dc:creator>
    <dc:date>2021-04-18T17:41:52.98</dc:date>
    <meta:editing-cycles>3</meta:editing-cycles>
    <meta:editing-duration>PT3M18S</meta:editing-duration>
    <meta:document-statistic meta:table-count="0" meta:image-count="0" meta:object-count="0" meta:page-count="1" meta:paragraph-count="0" meta:word-count="0" meta:character-count="0"/>
  </office:meta>
</office:document-meta>
</file>